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2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7" style:family="paragraph" style:parent-style-name="Table_20_Contents">
      <style:paragraph-properties style:snap-to-layout-gri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ие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100,00%</text:p>
          </table:table-cell>
          <table:table-cell table:style-name="Таблица1.A2" office:value-type="string">
            <text:p text:style-name="P11">200 часов <text:span text:style-name="T1">/ 200 </text:span>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2 часов / 12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ценка проекта от Фармакопейк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9">1<text:span text:style-name="T2">00%</text:span></text:p>
          </table:table-cell>
          <table:table-cell table:style-name="Таблица1.A2" office:value-type="string">
            <text:p text:style-name="P11"><text:span text:style-name="T1">3</text:span>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4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Закончить план стажировки <text:s/>в Красноярск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8">
            <text:p text:style-name="P11">80,00%</text:p>
          </table:table-cell>
          <table:table-cell table:style-name="Таблица1.A2" office:value-type="string">
            <text:p text:style-name="P9"><text:span text:style-name="T2">8</text:span> <text:span text:style-name="T2">часов / 8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5 часов / <text:span text:style-name="T2">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0.5">
            <text:p text:style-name="P9">50%</text:p>
          </table:table-cell>
          <table:table-cell table:style-name="Таблица1.C2" office:value-type="percentage" office:value="0.2">
            <text:p text:style-name="P11">20,00%</text:p>
          </table:table-cell>
          <table:table-cell table:style-name="Таблица1.A2" office:value-type="string">
            <text:p text:style-name="P11">3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4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Корректировка статьи по <text:span text:style-name="T1">TCP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2 <text:span text:style-name="T2">часа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9">SQUAD <text:span text:style-name="T2">митинг и подготовка описания по процессу </text:span>AIT Vertigo</text:p>
          </table:table-cell>
          <table:table-cell table:style-name="Таблица2.B2" office:value-type="percentage" office:value="1">
            <text:p text:style-name="P16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6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2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4-28">
            <text:p text:style-name="P11">28.04.17</text:p>
          </table:table-cell>
          <table:table-cell table:style-name="Таблица4.A2" office:value-type="string">
            <text:p text:style-name="P11">200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4-25">
            <text:p text:style-name="P11">25.04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Собеседование кандидата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4-24">
            <text:p text:style-name="P11">24.04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4-29">
            <text:p text:style-name="P11">29.04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Запись видео урока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4-30">
            <text:p text:style-name="P11">30.04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4-29">
            <text:p text:style-name="P11">29.04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Стажировка <text:s/>в Красноярске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4-29">
            <text:p text:style-name="P11">29.04.17</text:p>
          </table:table-cell>
          <table:table-cell table:style-name="Таблица4.A2" office:value-type="string">
            <text:p text:style-name="P9"><text:span text:style-name="T2">30</text:span> <text:span text:style-name="T2">часов</text:span></text:p>
          </table:table-cell>
          <table:table-cell table:style-name="Таблица4.E2" office:value-type="string">
            <text:p text:style-name="P11">Фирсанов К.А. Харитонов М. Кайгородова А.</text:p>
          </table:table-cell>
        </table:table-row>
        <table:table-row table:style-name="Таблица4.1">
          <table:table-cell table:style-name="Таблица4.A2" office:value-type="string">
            <text:p text:style-name="P11">Митинг с <text:span text:style-name="T1">Blazemeter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4-25">
            <text:p text:style-name="P9">25.04.17</text:p>
          </table:table-cell>
          <table:table-cell table:style-name="Таблица4.A2" office:value-type="string">
            <text:p text:style-name="P11"><text:span text:style-name="T1">1</text:span> час</text:p>
          </table:table-cell>
          <table:table-cell table:style-name="Таблица4.E2" office:value-type="string">
            <text:p text:style-name="P11">Фирсанов К.А.</text:p>
            <text:p text:style-name="P11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9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2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2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4-25T10:10:27.02</dc:date>
    <meta:editing-cycles>64</meta:editing-cycles>
    <meta:editing-duration>PT22H29M48S</meta:editing-duration>
    <meta:generator>OpenOffice/4.1.2$Win32 OpenOffice.org_project/412m3$Build-9782</meta:generator>
    <meta:document-statistic meta:table-count="4" meta:image-count="0" meta:object-count="0" meta:page-count="4" meta:paragraph-count="112" meta:word-count="289" meta:character-count="1833"/>
    <dc:creator>Firsanov Konstantin</dc:creator>
  </office:meta>
</office:document-meta>
</file>